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lumnConverter.canConvert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Converter.unmarshal( HierarchicalStreamReader reader , Un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ColumnConverter.marshal( Object source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